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E0000006A86D66B92C.jpg"/>
  <manifest:file-entry manifest:media-type="image/jpeg" manifest:full-path="Pictures/10000000000000FA000000FAF19AB1BB.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Trebuchet MS"/>
    </style:style>
    <style:style style:name="P2"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Preformatted_20_Text">
      <style:paragraph-properties fo:margin-left="0cm" fo:margin-right="0cm" style:line-height-at-least="0.37cm" fo:text-align="justify" style:justify-single-word="false" fo:text-indent="0cm" style:auto-text-indent="false"/>
      <style:text-properties fo:color="#333333" style:font-name="Trebuchet MS" fo:font-style="italic" fo:font-weight="bold" style:font-style-asian="italic" style:font-weight-asian="bold" style:font-style-complex="italic" style:font-weight-complex="bold"/>
    </style:style>
    <style:style style:name="P6"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T1" style:family="text">
      <style:text-properties style:font-name="Trebuchet MS"/>
    </style:style>
    <style:style style:name="T2" style:family="text">
      <style:text-properties fo:font-variant="normal" fo:text-transform="none" fo:color="#4183c4" style:text-line-through-style="none" style:font-name="Helvetica" fo:font-size="15pt" fo:letter-spacing="normal" fo:font-style="normal" style:text-underline-style="none" fo:font-weight="bold" style:text-blinking="false"/>
    </style:style>
    <style:style style:name="T3" style:family="text">
      <style:text-properties fo:font-variant="normal" fo:text-transform="none" fo:color="#000000" style:font-name="Arial1" fo:font-size="8.25pt" fo:letter-spacing="normal" fo:font-style="normal" fo:font-weight="normal"/>
    </style:style>
    <style:style style:name="T4" style:family="text">
      <style:text-properties fo:font-variant="normal" fo:text-transform="none" fo:color="#000000" fo:font-size="8.25pt" fo:letter-spacing="normal"/>
    </style:style>
    <style:style style:name="T5" style:family="text">
      <style:text-properties fo:font-variant="normal" fo:text-transform="none" fo:font-size="8.25pt" fo:letter-spacing="normal"/>
    </style:style>
    <style:style style:name="T6" style:family="text">
      <style:text-properties fo:font-variant="normal" fo:text-transform="none" fo:font-size="8.25pt" fo:letter-spacing="normal" fo:font-style="normal" fo:font-weight="normal"/>
    </style:style>
    <style:style style:name="T7" style:family="text">
      <style:text-properties fo:font-variant="normal" fo:text-transform="none" style:font-name="Arial1" fo:font-size="8.25pt" fo:letter-spacing="normal" fo:font-style="normal" fo:font-weight="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a xlink:type="simple" xlink:href="https://github.com/Nicola17/ODT-Git-helper-test"><text:span text:style-name="Strong_20_Emphasis"><text:span text:style-name="T2">ODT-Git-helper-test</text:span></text:span></text:a></text:h>
      <text:p text:style-name="P4"/>
      <text:p text:style-name="P5"><draw:frame draw:style-name="fr2" draw:name="immagini1" text:anchor-type="paragraph" svg:x="0.049cm" svg:y="0.085cm" svg:width="3.251cm" svg:height="3.251cm" draw:z-index="0"><draw:image xlink:href="Pictures/10000000000000FA000000FAF19AB1BB.jpg" xlink:type="simple" xlink:show="embed" xlink:actuate="onLoad"/></draw:frame><text:span text:style-name="T5">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p text:style-name="P5"/>
      <text:p text:style-name="P5"><text:span text:style-name="T6">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5"/>
      <text:p text:style-name="P5"><text:span text:style-name="T6">"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 </text:p>
      <text:p text:style-name="P2"/>
      <text:p text:style-name="P2"><draw:frame draw:style-name="fr1" draw:name="Cornice1" text:anchor-type="paragraph" svg:width="13.204cm" draw:z-index="1"><draw:text-box fo:min-height="9.902cm"><text:p text:style-name="Illustration"><draw:frame draw:style-name="fr3" draw:name="immagini2" text:anchor-type="paragraph" svg:x="0.004cm" svg:y="0.002cm" svg:width="13.204cm" style:rel-width="100%" svg:height="9.902cm" style:rel-height="scale" draw:z-index="2"><draw:image xlink:href="Pictures/10000000000008E0000006A86D66B92C.jpg" xlink:type="simple" xlink:show="embed" xlink:actuate="onLoad"/></draw:frame>Illustrazione <text:sequence text:ref-name="refIllustration0" text:name="Illustration" text:formula="ooow:Illustration+1" style:num-format="1">1</text:sequence>: Adamello - 2005</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rebuchet MS"/>
    </style:style>
    <style:style style:name="MT1" style:family="text">
      <style:text-properties style:font-name="Trebuchet MS"/>
    </style:style>
    <style:page-layout style:name="Mpm1">
      <style:page-layout-properties fo:page-width="21.001cm" fo:page-height="29.7cm" style:num-format="1" style:print-orientation="portrait" fo:margin-top="2cm" fo:margin-bottom="2cm" fo:margin-left="2.752cm" fo:margin-right="2.798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tab/><text:span text:style-name="MT1">ODT Git Helper test</text:span></text:p>
      </style:header>
      <style:footer>
        <text:p text:style-name="MP1">Nicola Pezzotti<text:tab/><text:tab/>diaryofatinker.blogspot.i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2-08T02:20:56.74</dc:date>
    <meta:generator>LibreOffice/3.3$Win32 LibreOffice_project/330m19$Build-301</meta:generator>
    <meta:editing-duration>PT9M49S</meta:editing-duration>
    <meta:editing-cycles>7</meta:editing-cycles>
    <meta:document-statistic meta:table-count="0" meta:image-count="2" meta:object-count="0" meta:page-count="1" meta:paragraph-count="7" meta:word-count="377" meta:character-count="2401"/>
  </office:meta>
</office:document-meta>
</file>